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Heading">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style="normal" style:font-style-asian="normal" style:font-style-complex="normal"/>
    </style:style>
    <style:style style:name="P5" style:family="paragraph" style:parent-style-name="Bibliography_20_1">
      <style:paragraph-properties>
        <style:tab-stops/>
      </style:paragraph-properties>
    </style:style>
    <style:style style:name="P6" style:family="paragraph" style:parent-style-name="Heading_20_1">
      <style:text-properties style:font-name="Arial"/>
    </style:style>
    <style:style style:name="P7" style:family="paragraph" style:parent-style-name="Heading_20_3">
      <style:text-properties style:font-name="Arial"/>
    </style:style>
    <style:style style:name="P8" style:family="paragraph" style:parent-style-name="Heading_20_2">
      <style:text-properties style:font-name="Arial"/>
    </style:style>
    <style:style style:name="P9" style:family="paragraph" style:parent-style-name="Text_20_body">
      <style:text-properties style:font-name="Arial"/>
    </style:style>
    <style:style style:name="P10" style:family="paragraph" style:parent-style-name="Text_20_body">
      <style:text-properties style:font-name="Arial" fo:font-style="italic" style:font-style-asian="italic" style:font-style-complex="italic"/>
    </style:style>
    <style:style style:name="P11" style:family="paragraph" style:parent-style-name="Text_20_body">
      <style:text-properties style:font-name="Arial" fo:font-style="normal" style:font-style-asian="normal" style:font-style-complex="normal"/>
    </style:style>
    <style:style style:name="P12" style:family="paragraph" style:parent-style-name="Text_20_body" style:list-style-name="L1">
      <style:text-properties style:font-name="Ari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I – What is Chronology?</text:p>
      <text:h text:style-name="P6" text:outline-level="1">The Order of Events</text:h>
      <text:p text:style-name="P3">Our understanding of the sequence of historical events is a result of written references in surviving texts that allow us to trace the sequence of events back in time. <text:s/>Many times historians are able to correlate events from multiple sources and these sources can be thought of as, to borrow a term from Doctor Who, “fixed points in time”. <text:s/>The reliability of the sources presented to the latest generation yields a great deal of concern when attempting to establish a definitive order of events</text:p>
      <text:p text:style-name="P3"/>
      <text:h text:style-name="P8" text:outline-level="2">Foundations</text:h>
      <text:p text:style-name="P3">We tend to determine the validity of a document by the number of references given to it. <text:s/>In ancient times, this leads to an agreed order of events as most relevant experts do not doubt one author quoting another author implies the quoted author published his quoted word first. <text:s/></text:p>
      <text:p text:style-name="P3"/>
      <text:h text:style-name="P7" text:outline-level="3">Herodotus</text:h>
      <text:p text:style-name="P3">The famous Greek author Herodotus is one of the most quoted authors in ancient writings and forms several fixed points when correlated with ancients ruins and <text:s/>. <text:s/>His writing style is known for the wonderful narrative he uses to tell his stories which give incredible insight into the life and times of the subjects being discussed. </text:p>
      <text:p text:style-name="P3"/>
      <text:h text:style-name="P7" text:outline-level="3">Eusebus of Caesaria</text:h>
      <text:p text:style-name="P3"/>
      <text:h text:style-name="P8" text:outline-level="2">Cracks in the Mortar</text:h>
      <text:p text:style-name="P3"/>
      <text:h text:style-name="P7" text:outline-level="3">Missing Evidence</text:h>
      <text:p text:style-name="P3"/>
      <text:h text:style-name="P7" text:outline-level="3">Forged Evidence</text:h>
      <text:p text:style-name="P3"/>
      <text:h text:style-name="P7" text:outline-level="3">Louis XIV's Librarian</text:h>
      <text:p text:style-name="P3">Jean Hardouin was a Jesuit Monk in France.</text:p>
      <text:h text:style-name="P7" text:outline-level="3">Newton Calling Foul</text:h>
      <text:p text:style-name="P3">Isaac Newton is best known as the father of physics and was a very prolific writer. <text:s/>One of his posthumously published works is the Chronology of Ancient Kingdoms in which Newton brings many interesting insights into the scrutiny of the masses.</text:p>
      <text:p text:style-name="P3"/>
      <text:p text:style-name="P3"/>
      <text:h text:style-name="P7" text:outline-level="3">Edwin Johnson</text:h>
      <text:p text:style-name="P3"/>
      <text:p text:style-name="P3">Edwin Johnson hypothesis is that Christianity arose from the Moorish religion in Spain. <text:s/></text:p>
      <text:p text:style-name="P3"/>
      <text:p text:style-name="P3"/>
      <text:h text:style-name="P7" text:outline-level="3">Anatoly Fomenko</text:h>
      <text:p text:style-name="P3"/>
      <text:p text:style-name="P3"/>
      <text:h text:style-name="P7" text:outline-level="3">Graham Hancock</text:h>
      <text:p text:style-name="P3"/>
      <text:p text:style-name="P3"/>
      <text:p text:style-name="P3"/>
      <text:p text:style-name="P3"/>
      <text:p text:style-name="P3"/>
      <text:p text:style-name="P2">Part II – The common view point</text:p>
      <text:p text:style-name="P3"/>
      <text:h text:style-name="P6" text:outline-level="1">The main stream view point</text:h>
      <text:p text:style-name="P3">Often the main stream view point is used as a reference for a hypothesis put forth by an aspiring academic or a wild thinking conspiracy theorist. <text:s/>This leads to the inevitable question of “What is the main stream view point?” <text:s/></text:p>
      <text:p text:style-name="P3">In this text, we define the main stream view point as being the ordering of events as agreed by a majority of relevant experts in relation to other historical events which can be agreed occurred before or after another event. <text:s/>With any date before the invention of a reliable clock, the date is an approximation from reconciling more firmly established dates. <text:s/>The death of Julius Caesar has been firmly placed in our modern Gregorian Calendar to have happened on 15 March 44 BC when he was age 55. <text:s/>The previous year, Julius Caesar is said to have created a council to solve the problem of the drifting seasons and the result was the Julian Calendar. <text:s/>The first year on the Julian calendar was determined by astronomical observations which place it a very specific intervals during the procession of the equinoxes. As long as we agree that the Gregorian Calendar was first introduced in 1582 by the Vatican and its first year is the number of Julian years that have passed since Jesus Christ was crucified at age 33 and then subtracting his age. <text:s/></text:p>
      <text:p text:style-name="P3">At this point there is a minor problem. <text:s text:c="2"/>Most of the experts in the field will give a date earlier than 0 BC for the date of Jesus Christ's birth. <text:s/>The most commonly given historical expert date is 7 BC or 38 Julian. <text:s/>There are other factions of the experts with dates ranging from 60 BC to 40 AD. <text:s/>Keeping with the majority view point for the main stream, the dates given to events prior to 1582 have a possibility of being out by 7 years just from the conversion of one fairly advanced calendar system to the next generation calendar that improved on the existing calendar. <text:s/>Before Julius Caesars time, almost all calendars were based upon a kings reign and there are larger conversion problems from the Gregorian calendar these records. <text:s/>Before 1000 BC, expect a range of +/- 100 years from the Gregorian Date listed.</text:p>
      <text:p text:style-name="P3">The most factual aspect of the main stream view point is the differences in the date between closely related events. <text:s/>These closely related events are presented to us through the classical literature that has survived to our day. <text:s/>When an author details the chronicle of a war or mentions another author, it helps to provide a sequence of events where the first event must have preceded the second. <text:s/>Often the interval between events is weeks or days and with wars, occasionally the losing side still records a record of the event that survives to us today. <text:s/>When this happens, it shows that the two societies existed at the same time and an attempt can be made at lining up and sequencing each civilization's history.</text:p>
      <text:p text:style-name="P1"/>
      <text:p text:style-name="P1"/>
      <text:h text:style-name="P6" text:outline-level="1">The Tools at our Disposal</text:h>
      <text:p text:style-name="P3"/>
      <text:h text:style-name="P8" text:outline-level="2">Books of Numbers</text:h>
      <text:p text:style-name="P3">Some of the oldest texts that have come down to our age are genealogies of dynastic lines or religious heredity. <text:s/></text:p>
      <text:p text:style-name="P3"/>
      <text:p text:style-name="P3">One of the oldest is the Sumerian Dynastic List <text:bibliography-mark text:identifier="Grayson" text:bibliography-type="article" text:author="Grayson, Albert Kirk" text:publisher="Eisenbrauns" text:title="Assyrian and Babylonian chronicles. Vol. 5. 1975">[Grayson]</text:bibliography-mark> which records the list of rulers since its beginning on Earth. </text:p>
      <text:p text:style-name="P10">“After the kingship decended from heaven, the kingship was in Eridu, </text:p>
      <text:p text:style-name="P10">Eridu, Al-Ulim became king and he ruled for 8 sars.</text:p>
      <text:p text:style-name="P10">Al-Alijar ruled for 10 sars</text:p>
      <text:p text:style-name="P10">Two kings of the dynasty of Eridu ruled for 18 sars.</text:p>
      <text:p text:style-name="P10">They were called Kings from Heaven.</text:p>
      <text:p text:style-name="P10">Bad-tibira, Enmenluana ruled for 12 sars”</text:p>
      <text:p text:style-name="P10"><text:s/></text:p>
      <text:p text:style-name="P4">Another example familiar to many is from the Abrahamic religions. <text:s/>The Pentateuch, or Moses' Book of Law, contains lists of genealogies and one of the five books, the Book of Numbers contains a vast number of these begetting lists. <text:s text:c="2"/>From these books, we are told the names of Adam and Eve, the first humans, and the names of all of their male children. <text:s/>We are told how long they lived and how populace the people of Israel had become in a certain number of generations. <text:s/>Many chronologists have used these lists to give a minimum and maximum date of an event based upon the average length of a generation. </text:p>
      <text:p text:style-name="P4"/>
      <text:h text:style-name="P8" text:outline-level="2">Numbering the Books</text:h>
      <text:p text:style-name="P3">When the printing press was first created, it ushered in an age of forgery as never before imagined. <text:s/>In the </text:p>
      <text:h text:style-name="P8" text:outline-level="2">Dendrelogical &amp; Radiocarbon </text:h>
      <text:p text:style-name="P3"/>
      <text:p text:style-name="P3"/>
      <text:p text:style-name="P3">One interesting point of debate in radiocarbon dating is the fact that the calibration curve take a turn that implies a decrease in atmospheric C14 faster than the standard rate of C14 decay. <text:s/>Many detractors claim that this decrease is impossible. <text:s/>I propose that a volcanic eruption would be able to cause this effect. <text:s/>As the creation of C14 remains relatively constant from cosmic rays, the available C12 percentage could greatly increase from a volcanic eruption. <text:s/>History has many examples of volcanic eruptions saturating the atmospheric carbon concentrations leaving evidence in the geological strata. <text:s/></text:p>
      <text:h text:style-name="P8" text:outline-level="2">Astronomical <text:s/></text:h>
      <text:h text:style-name="P8" text:outline-level="2">Phosphorescent <text:s/></text:h>
      <text:p text:style-name="P3"/>
      <text:h text:style-name="P6" text:outline-level="1">The Geological Viewpoint</text:h>
      <text:h text:style-name="P8" text:outline-level="2">Layers of the Earth</text:h>
      <text:p text:style-name="P3">From shortly after the earth formed and liquid water was stable, natural erosion has been tearing down land above sea level and depositing the eroded material, with very few exceptions, at a lower elevation. <text:s/>This eroded material is usually stacked up on other eroded material and can be compressed to form sedimentary rock. <text:s/>Sedimentary rocks come in all different sizes of base grain material from conglomerate with a large grain sizes above 2 millimeters in diameter, Sandstone with a grain side of 1/16 to 2 millimeter diameter, Silt stone composed of grains between 1/256 and 1/16, down to Shale with grain sizes less than 1/256 of a millimeter. <text:s/>The earth also contains igneous rocks, which solidify from a liquid state into rock, and metamorphic rocks, which where originally sedimentary rocks that under went changes due to large pressures that bend, folded and twisted them. <text:s/>From a chronological viewpoint, the sedimentary rocks are the most important and in some places, the earth is covered with kilometers of it. </text:p>
      <text:p text:style-name="P3"/>
      <text:p text:style-name="P3">Botanists found that plants show a correlation between the shape of the a leaf's edge and the average growing temperatures. <text:s/>The more jagged the edges of a leaf, the colder the average temperature. <text:s text:c="2"/>When the Rocky Mountains in Colorado were created between 60 and 70 million years ago, <text:s/>geologists found the fossils of leaves in sedimentary rock at 8000 ft (~2400m) indicate that the mountain range was originally at least 5000 ft (~1500m) higher then it is today due to the inferred 20 degree temperature difference. <text:s/>Growing up in the foothills of the Rockies and being an active member of the Boy Scouts, I have spent time much time in the mountains. <text:s/>There is an imaginary line between 11,000 ft and 12,000 ft (~3300m -3600m) called the timber line where trees stop growing. <text:s/>The surviving plants found above that level today are stubby shrubs with tiny leaves. <text:s/>In the past the timber line may have been different due to additional oxygen or other factors may have existed that would allow a large leaf plant to live so high so further research will be required before this theory is presented as definitive proof. <text:s/>While the exact minimum height of eroded material is unknown, geologists believe the number is in the correct range for the evidence they have seen. <text:s/></text:p>
      <text:p text:style-name="P3">Most geologists believe the other mountain ranges hold similar stories of erosion. <text:s/>Every time a glaciers advances and retreats they can erode 3m (10 ft) of mountain by dragging stones along their advancing underbelly, and then depositing those stones in the wake of their receding path to be used as sandpaper when the next glacier advances. <text:s/>When glaciation takes a break, winding rivers proceed to deposit smaller grain material along the valley floors created by the glaciers and eventually cover all of the larger rocks left behind. <text:s/>Under pressure, rocks formed from such material will become a conglomerate. <text:s/>Flash floods and volcanic eruptions also produce the right conditions for the formation of conglomerate rocks.</text:p>
      <text:p text:style-name="P3">Above the tailing pile of the glacier, the river will continue to lay down material along its path and the speed of the river will determine the type of sedimentary rock that will be created. <text:s/>The faster the river, the larger the size of the stones grains. <text:s/>Desertification is also another means of erosion that leaves sand stone in its wake as wind blows the fine granules away leaving the larger ones. <text:s/>In other places, seasonal storms and drought produce layered variation of dark sediment from the storms and light sediment from the droughts. <text:s/>In some places, such as the grand canyon, thousand of these layers can be seen on top of each other. <text:s/>When we find things buried in the ground, and we can directly match up the layered lines of sediments and rock, they give a good indication that one item was covered by erosion first and which one second. <text:s/>As long as we can trace that line around on line, we can be confident that items found at that level were buried at that level. <text:s/>Earthquakes and flash floods can make it difficult to follow that layered line as a trench of thousands of years of rock and loose sediment are removed. <text:s/>For land that is currently above water, erosion of the surface layers continues unabated removing a tiny layer of the surface. <text:s/>When more material is being stripped away then the area receives from upstream, the geological layers are permanently lost.</text:p>
      <text:p text:style-name="P3">When photosynthesis first appeared on the earth, the oxygen byproduct of energy conversion would bind with the iron in the iron rich ocean causing the iron oxide to precipitate out and collect on the bottom of the ocean floor. <text:s/>The oldest blue green algae fossils are found in rocks 3.7 billion years old. <text:s/>For the next billion years, photosynthesis spread and the oxygen released rusted the ocean until there was no more iron left in the oceans. <text:s/>Today, these iron ore rich layers of sediment are mined in Australia in large open cut mines. <text:s/>The high iron content make the sedimentary rock it is suspended in easy to process and makes mines working in 3.7 to 2.5 billion year old sediment layer very productive.</text:p>
      <text:p text:style-name="P3">Sedimentary Rocks of the Paleoproterozoic age are found on all continents today. <text:s/>Likely the result of metallic rich ancient mountains, which the young Earth ejected, being eroded to the point when veins of precious metals began eroding away and being scattered in the sediment in high concentrations spreading the vein to hundreds of times its original size and then, buried under the immense pressure of the layers on top, turn it into sedimentary rock. <text:s/>Sedimentary rock formed between 2.5 billion years ago and 1.6 billion years ago often contain metallic ores such as Iron, Gold, Copper, Uranium and Nickel.</text:p>
      <text:h text:style-name="P8" text:outline-level="2">Dating of Mass Extinction Events</text:h>
      <text:p text:style-name="P3">In layers of sedimentary rock that correlate with sea life starting to use calcium carbonate to form shells, we find the oldest limestone rocks created from organic material grains created 500 million years ago though other limestone beds are know to exist in layers create 2.7 billion years ago. <text:s/>When an inland sea evaporates, we are left with the rock salt, a sedimentary rock officially named halite. <text:s/>On those rare disastrous occasions when a super volcano erupts or a large comet impacts the planet, the Earth's sedimentary layers record a black line across the globe.</text:p>
      <text:p text:style-name="P3">The Cretaceous-Tertiary or KT boundary is evident is the sedimentary rocks as a thin black line on every continent. <text:s/>This black line contains the carbonized remains of much of the life on this planet when the comet that destroyed the dinosaurs hit earth. <text:s/>First discovered in England (?), and then Colorado (?), this line is used as a reference point to date layers of rock in places all over the Earth and compare them to one another. <text:s/></text:p>
      <text:p text:style-name="P3"/>
      <text:p text:style-name="P3">Only well after most Geologists accepted the KT boundary was it noticed that the 3 meter (10 ft) bands of coal in rock layers 250 million years old all over the Earth was the aftermath of the Permian extinction event in which 80-95% of the species go extinct.</text:p>
      <text:p text:style-name="P3"/>
      <text:h text:style-name="P8" text:outline-level="2"/>
      <text:h text:style-name="P8" text:outline-level="2">The Geological Timeline</text:h>
      <text:p text:style-name="P3"/>
      <text:p text:style-name="P3"/>
      <text:h text:style-name="P6" text:outline-level="1">Climatologist Viewpoint</text:h>
      <text:p text:style-name="P3">*** Glacial Record</text:p>
      <text:p text:style-name="P3">**** Northern Hemisphere vs Southern Hemisphere</text:p>
      <text:p text:style-name="P3">**** Arctic Timeline and Anarctica Timelines</text:p>
      <text:p text:style-name="P3">**** Costal Cities and Rapid Glacial Melt</text:p>
      <text:p text:style-name="P3">**** Recent Global Temperature Updates by NOAA</text:p>
      <text:h text:style-name="P6" text:outline-level="1">Anthropologist</text:h>
      <text:p text:style-name="P3"/>
      <text:h text:style-name="P6" text:outline-level="1">Monotheistic Viewpoint</text:h>
      <text:p text:style-name="P3">The monotheistic viewpoint takes the holy books of the three main monotheistic religions: Judaism, Christianity, and Muslim, and the Ecclesiastic writers from the first few centuries AD as the basis for constructing their chronology.</text:p>
      <text:h text:style-name="P6" text:outline-level="1">Mathematical Viewpoint</text:h>
      <text:p text:style-name="P3"/>
      <text:p text:style-name="P3">Leonhard of Pisa (Fibonocci) </text:p>
      <text:p text:style-name="P3">Books</text:p>
      <text:p text:style-name="P3">Liber abaci (1202), </text:p>
      <text:p text:style-name="P3">Introduces Arabic numbers to western society. Solves the 5 bridges problem (not possible). </text:p>
      <text:p text:style-name="P3">Studied in Egypt</text:p>
      <text:p text:style-name="P3">Practica geometriae (1220), </text:p>
      <text:p text:style-name="P3"/>
      <text:p text:style-name="P3">Flos (1225), </text:p>
      <text:p text:style-name="P3"/>
      <text:p text:style-name="P3">Liber quadratorum (1225)</text:p>
      <text:h text:style-name="P6" text:outline-level="1">Benedictine Viewpoint</text:h>
      <text:h text:style-name="P6" text:outline-level="1">Egyptian Viewpoint </text:h>
      <text:h text:style-name="P6" text:outline-level="1">Greek Viewpoint</text:h>
      <text:h text:style-name="P6" text:outline-level="1">Medical Viewpoint</text:h>
      <text:h text:style-name="P6" text:outline-level="1">Chinese Viewpoint</text:h>
      <text:h text:style-name="P6" text:outline-level="1">Indian Viewpoint</text:h>
      <text:h text:style-name="P6" text:outline-level="1">Native American Viewpoint</text:h>
      <text:p text:style-name="P3"/>
      <text:p text:style-name="P2">Part III – Based upon a lie?</text:p>
      <text:p text:style-name="P3"/>
      <text:h text:style-name="P6" text:outline-level="1">The Forgeries of Medieval Times</text:h>
      <text:p text:style-name="P3"/>
      <text:h text:style-name="P6" text:outline-level="1">The Crimes of Ruling Entities</text:h>
      <text:p text:style-name="P3">Donations of Constantine</text:p>
      <text:p text:style-name="P3"/>
      <text:h text:style-name="P6" text:outline-level="1">Isaac Newton</text:h>
      <text:p text:style-name="P3">1642 - 1726</text:p>
      <text:p text:style-name="P3">Astronomical dating</text:p>
      <text:h text:style-name="P6" text:outline-level="1">Jean Hardouin</text:h>
      <text:p text:style-name="P3">1646 - 1729</text:p>
      <text:p text:style-name="P3">The year 1690 </text:p>
      <text:p text:style-name="P3"/>
      <text:list xml:id="list6677639302573845473" text:style-name="L1">
        <text:list-item>
          <text:list>
            <text:list-item>
              <text:p text:style-name="P12">To Greece</text:p>
              <text:list>
                <text:list-item>
                  <text:p text:style-name="P12">Gregory of Nazianzus</text:p>
                </text:list-item>
                <text:list-item>
                  <text:p text:style-name="P12">Chrysostom</text:p>
                </text:list-item>
              </text:list>
            </text:list-item>
            <text:list-item>
              <text:p text:style-name="P12">To Cappadocia</text:p>
              <text:list>
                <text:list-item>
                  <text:p text:style-name="P12">Basil of Nyssa</text:p>
                </text:list-item>
                <text:list-item>
                  <text:p text:style-name="P12">Gregory of Nyssa</text:p>
                </text:list-item>
              </text:list>
            </text:list-item>
            <text:list-item>
              <text:p text:style-name="P12">To the East</text:p>
              <text:list>
                <text:list-item>
                  <text:p text:style-name="P12">Eusebius of Caesarea</text:p>
                </text:list-item>
                <text:list-item>
                  <text:p text:style-name="P12">Throdoret</text:p>
                </text:list-item>
              </text:list>
            </text:list-item>
            <text:list-item>
              <text:p text:style-name="P12">To Egypt</text:p>
              <text:list>
                <text:list-item>
                  <text:p text:style-name="P12">Clement of Alexandria</text:p>
                </text:list-item>
                <text:list-item>
                  <text:p text:style-name="P12">Origen</text:p>
                </text:list-item>
                <text:list-item>
                  <text:p text:style-name="P12">Athanasius</text:p>
                </text:list-item>
                <text:list-item>
                  <text:p text:style-name="P12">Cyril</text:p>
                </text:list-item>
              </text:list>
            </text:list-item>
            <text:list-item>
              <text:p text:style-name="P12">To Italy</text:p>
              <text:list>
                <text:list-item>
                  <text:p text:style-name="P12">Ambrose</text:p>
                </text:list-item>
                <text:list-item>
                  <text:p text:style-name="P12">Leo</text:p>
                </text:list-item>
                <text:list-item>
                  <text:p text:style-name="P12">Gregory the Great</text:p>
                </text:list-item>
              </text:list>
            </text:list-item>
            <text:list-item>
              <text:p text:style-name="P12">To Palestine and Syria</text:p>
              <text:list>
                <text:list-item>
                  <text:p text:style-name="P12">Justin</text:p>
                </text:list-item>
                <text:list-item>
                  <text:p text:style-name="P12">Cyril the second</text:p>
                </text:list-item>
                <text:list-item>
                  <text:p text:style-name="P12">Damascenus</text:p>
                </text:list-item>
              </text:list>
            </text:list-item>
            <text:list-item>
              <text:p text:style-name="P12">To Byprus</text:p>
              <text:list>
                <text:list-item>
                  <text:p text:style-name="P12">Epiphanius</text:p>
                </text:list-item>
              </text:list>
            </text:list-item>
            <text:list-item>
              <text:p text:style-name="P12">To Africa</text:p>
              <text:list>
                <text:list-item>
                  <text:p text:style-name="P12">Tertullian</text:p>
                </text:list-item>
                <text:list-item>
                  <text:p text:style-name="P12">Cyprian</text:p>
                </text:list-item>
                <text:list-item>
                  <text:p text:style-name="P12">Potatus</text:p>
                </text:list-item>
                <text:list-item>
                  <text:p text:style-name="P12">Augustine</text:p>
                </text:list-item>
                <text:list-item>
                  <text:p text:style-name="P12">Fulgentius</text:p>
                </text:list-item>
              </text:list>
            </text:list-item>
            <text:list-item>
              <text:p text:style-name="P12">To Germany</text:p>
              <text:list>
                <text:list-item>
                  <text:p text:style-name="P12">Luther</text:p>
                </text:list-item>
                <text:list-item>
                  <text:p text:style-name="P12">Calvin</text:p>
                </text:list-item>
              </text:list>
            </text:list-item>
            <text:list-item>
              <text:p text:style-name="P12"/>
            </text:list-item>
          </text:list>
        </text:list-item>
      </text:list>
      <text:h text:style-name="P6" text:outline-level="1">Edwin Johnson</text:h>
      <text:h text:style-name="P6" text:outline-level="1">Anatoly T Fomenko</text:h>
      <text:p text:style-name="P3">Anatoly T Fomenko is a Russian Mathematician and member of the Russian Academy of Sciences. <text:s/>In the 1970's he was studying the equations NASA provided to model the moon developed by US Astrophysicist ____________. <text:s/>The equation was developed in an attempt to accurately model the Earth-Moon system in a way that accounts for the mainstream lunar eclipses as recorded throughout history. <text:s/></text:p>
      <text:h text:style-name="P6" text:outline-level="1">Graham Hancock</text:h>
      <text:h text:style-name="P6" text:outline-level="1">The Ancient Alien Crew</text:h>
      <text:p text:style-name="P3"/>
      <text:p text:style-name="P3"/>
      <text:p text:style-name="P2">Part IV – How was it done?</text:p>
      <text:h text:style-name="P6" text:outline-level="1">What is information</text:h>
      <text:h text:style-name="P6" text:outline-level="1">Information Storage Viewpoint</text:h>
      <text:h text:style-name="P6" text:outline-level="1">World Wide Web</text:h>
      <text:h text:style-name="P6" text:outline-level="1">The Destruction of Knowledge</text:h>
      <text:h text:style-name="P6" text:outline-level="1">When It's All Digital</text:h>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Grayson: Grayson, Albert Kirk, Assyrian and Babylonian chronicles. Vol. 5. 1975, </text:p>
        </text:index-body>
      </text:bibliography>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ip Willman</meta:initial-creator>
    <meta:creation-date>2017-10-01T06:37:33.87</meta:creation-date>
    <dc:date>2017-12-28T17:04:13.98</dc:date>
    <dc:creator>Chip Willman</dc:creator>
    <meta:editing-duration>P23DT14H2M56S</meta:editing-duration>
    <meta:editing-cycles>7</meta:editing-cycles>
    <meta:generator>OpenOffice/4.1.3$Win32 OpenOffice.org_project/413m1$Build-9783</meta:generator>
    <meta:document-statistic meta:table-count="0" meta:image-count="0" meta:object-count="0" meta:page-count="1" meta:paragraph-count="137" meta:word-count="2703" meta:character-count="15984"/>
  </office:meta>
</office:document-meta>
</file>